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8.002cm" table:align="margins"/>
    </style:style>
    <style:style style:name="Tabla1.A" style:family="table-column">
      <style:table-column-properties style:column-width="18.002cm" style:rel-column-width="65535*"/>
    </style:style>
    <style:style style:name="Tabla1.A1" style:family="table-cell">
      <style:table-cell-properties fo:padding="0.097cm" fo:border="0.05pt solid #000000"/>
    </style:style>
    <style:style style:name="Tabla3" style:family="table">
      <style:table-properties style:width="18.002cm" table:align="margins"/>
    </style:style>
    <style:style style:name="Tabla3.A" style:family="table-column">
      <style:table-column-properties style:column-width="18.002cm" style:rel-column-width="65535*"/>
    </style:style>
    <style:style style:name="Tabla3.A1" style:family="table-cell">
      <style:table-cell-properties fo:padding="0.097cm" fo:border="0.05pt solid #000000"/>
    </style:style>
    <style:style style:name="P1" style:family="paragraph" style:parent-style-name="Standard">
      <style:text-properties officeooo:paragraph-rsid="0036d47f"/>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1925f2" officeooo:paragraph-rsid="001925f2"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1e1932" officeooo:paragraph-rsid="001e1932" style:font-weight-asian="bold"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text-properties officeooo:paragraph-rsid="001b2680"/>
    </style:style>
    <style:style style:name="P8" style:family="paragraph" style:parent-style-name="Text_20_body">
      <style:text-properties officeooo:rsid="002313a4" officeooo:paragraph-rsid="00246a75"/>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text-properties fo:font-style="italic" style:font-style-asian="italic" style:font-style-complex="italic"/>
    </style:style>
    <style:style style:name="P11" style:family="paragraph" style:parent-style-name="Standard">
      <style:paragraph-properties fo:margin-left="1.251cm" fo:margin-right="0cm" fo:text-indent="0cm" style:auto-text-indent="false"/>
      <style:text-properties fo:font-style="italic" officeooo:paragraph-rsid="001ebc27" style:font-style-asian="italic" style:font-style-complex="italic"/>
    </style:style>
    <style:style style:name="P12" style:family="paragraph" style:parent-style-name="Standard">
      <style:paragraph-properties fo:margin-left="2.501cm" fo:margin-right="0cm" fo:text-indent="0cm" style:auto-text-indent="false"/>
    </style:style>
    <style:style style:name="P13" style:family="paragraph" style:parent-style-name="Standard">
      <style:paragraph-properties fo:margin-left="2.501cm" fo:margin-right="0cm" fo:text-indent="0cm" style:auto-text-indent="false"/>
      <style:text-properties style:text-underline-style="none"/>
    </style:style>
    <style:style style:name="P14" style:family="paragraph" style:parent-style-name="Standard">
      <style:paragraph-properties fo:margin-left="2.501cm" fo:margin-right="0cm" fo:text-indent="0cm" style:auto-text-indent="false"/>
      <style:text-properties style:text-underline-style="none" officeooo:rsid="0030adb4" officeooo:paragraph-rsid="0030adb4"/>
    </style:style>
    <style:style style:name="P15" style:family="paragraph" style:parent-style-name="Standard">
      <style:paragraph-properties fo:margin-left="2.501cm" fo:margin-right="0cm" fo:text-indent="0cm" style:auto-text-indent="false"/>
      <style:text-properties officeooo:rsid="003424d5" officeooo:paragraph-rsid="003424d5"/>
    </style:style>
    <style:style style:name="P16" style:family="paragraph" style:parent-style-name="Text_20_body" style:list-style-name="L1"/>
    <style:style style:name="P17" style:family="paragraph" style:parent-style-name="Text_20_body" style:list-style-name="L1">
      <style:text-properties officeooo:paragraph-rsid="0028bb45"/>
    </style:style>
    <style:style style:name="P18" style:family="paragraph" style:parent-style-name="Text_20_body" style:list-style-name="L1">
      <style:text-properties officeooo:paragraph-rsid="00407014"/>
    </style:style>
    <style:style style:name="P19" style:family="paragraph" style:parent-style-name="Text_20_body" style:list-style-name="L1">
      <style:text-properties officeooo:paragraph-rsid="001ebc27"/>
    </style:style>
    <style:style style:name="P20" style:family="paragraph" style:parent-style-name="Text_20_body" style:list-style-name="L1">
      <style:text-properties officeooo:paragraph-rsid="001925f2"/>
    </style:style>
    <style:style style:name="P21" style:family="paragraph" style:parent-style-name="Text_20_body" style:list-style-name="L1">
      <style:text-properties officeooo:paragraph-rsid="001993bc"/>
    </style:style>
    <style:style style:name="P22" style:family="paragraph" style:parent-style-name="Text_20_body" style:list-style-name="L1">
      <style:text-properties officeooo:paragraph-rsid="001b6c1e"/>
    </style:style>
    <style:style style:name="P23" style:family="paragraph" style:parent-style-name="Text_20_body" style:list-style-name="L1">
      <style:text-properties officeooo:paragraph-rsid="002dbe93"/>
    </style:style>
    <style:style style:name="P24" style:family="paragraph" style:parent-style-name="Text_20_body" style:list-style-name="L1">
      <style:text-properties officeooo:paragraph-rsid="00395c5f"/>
    </style:style>
    <style:style style:name="P25" style:family="paragraph" style:parent-style-name="Text_20_body" style:list-style-name="L1">
      <style:text-properties officeooo:paragraph-rsid="001e1932"/>
    </style:style>
    <style:style style:name="P26" style:family="paragraph" style:parent-style-name="Text_20_body" style:list-style-name="L1">
      <style:text-properties officeooo:paragraph-rsid="0033053b"/>
    </style:style>
    <style:style style:name="P27" style:family="paragraph" style:parent-style-name="Text_20_body" style:list-style-name="L1">
      <style:text-properties officeooo:paragraph-rsid="004431c3"/>
    </style:style>
    <style:style style:name="P28" style:family="paragraph" style:parent-style-name="Text_20_body" style:list-style-name="L1">
      <style:text-properties officeooo:paragraph-rsid="0031742f"/>
    </style:style>
    <style:style style:name="P29" style:family="paragraph" style:parent-style-name="Text_20_body" style:list-style-name="L1">
      <style:text-properties officeooo:paragraph-rsid="003be162"/>
    </style:style>
    <style:style style:name="P30" style:family="paragraph" style:parent-style-name="Text_20_body" style:list-style-name="L1">
      <style:text-properties officeooo:paragraph-rsid="0049c067"/>
    </style:style>
    <style:style style:name="P31" style:family="paragraph" style:parent-style-name="Text_20_body" style:list-style-name="L1">
      <style:text-properties officeooo:paragraph-rsid="004a07a2"/>
    </style:style>
    <style:style style:name="P32" style:family="paragraph" style:parent-style-name="Text_20_body" style:list-style-name="L1">
      <style:text-properties officeooo:paragraph-rsid="004b70d4"/>
    </style:style>
    <style:style style:name="P33" style:family="paragraph" style:parent-style-name="Text_20_body" style:list-style-name="L1">
      <style:text-properties officeooo:paragraph-rsid="00518a9f"/>
    </style:style>
    <style:style style:name="P34" style:family="paragraph" style:parent-style-name="Text_20_body" style:list-style-name="L1">
      <style:text-properties officeooo:rsid="002313a4" officeooo:paragraph-rsid="00407014"/>
    </style:style>
    <style:style style:name="P35" style:family="paragraph" style:parent-style-name="Text_20_body" style:list-style-name="L1">
      <style:text-properties officeooo:rsid="00246a75" officeooo:paragraph-rsid="00407014"/>
    </style:style>
    <style:style style:name="P36" style:family="paragraph" style:parent-style-name="Text_20_body" style:list-style-name="L1">
      <style:text-properties officeooo:rsid="0037087d" officeooo:paragraph-rsid="0037087d"/>
    </style:style>
    <style:style style:name="P37" style:family="paragraph" style:parent-style-name="Text_20_body" style:list-style-name="L1">
      <style:text-properties officeooo:rsid="0030adb4" officeooo:paragraph-rsid="0030adb4"/>
    </style:style>
    <style:style style:name="P38" style:family="paragraph" style:parent-style-name="Text_20_body" style:list-style-name="L1">
      <style:text-properties style:text-underline-style="none" officeooo:rsid="00246a75" officeooo:paragraph-rsid="0030adb4"/>
    </style:style>
    <style:style style:name="P39" style:family="paragraph" style:parent-style-name="Text_20_body" style:list-style-name="L1">
      <style:paragraph-properties fo:line-height="100%"/>
    </style:style>
    <style:style style:name="P40" style:family="paragraph" style:parent-style-name="Text_20_body" style:list-style-name="L1">
      <style:paragraph-properties fo:line-height="100%"/>
      <style:text-properties officeooo:paragraph-rsid="00461dbe"/>
    </style:style>
    <style:style style:name="P41" style:family="paragraph" style:parent-style-name="Text_20_body" style:list-style-name="L1">
      <style:paragraph-properties fo:line-height="100%"/>
      <style:text-properties officeooo:paragraph-rsid="0047559b"/>
    </style:style>
    <style:style style:name="P42" style:family="paragraph" style:parent-style-name="Text_20_body" style:list-style-name="L1">
      <style:paragraph-properties fo:line-height="100%"/>
      <style:text-properties officeooo:paragraph-rsid="0046f5c7"/>
    </style:style>
    <style:style style:name="P43" style:family="paragraph" style:parent-style-name="Text_20_body" style:list-style-name="L1">
      <style:paragraph-properties fo:line-height="100%"/>
      <style:text-properties officeooo:paragraph-rsid="00518a9f"/>
    </style:style>
    <style:style style:name="P44" style:family="paragraph" style:parent-style-name="Text_20_body">
      <style:text-properties officeooo:paragraph-rsid="0031742f"/>
    </style:style>
    <style:style style:name="P45" style:family="paragraph" style:parent-style-name="Text_20_body">
      <style:text-properties fo:font-size="2pt" officeooo:paragraph-rsid="004a07a2" style:font-size-asian="1.75pt" style:font-size-complex="2pt"/>
    </style:style>
    <style:style style:name="P46" style:family="paragraph" style:parent-style-name="Text_20_body" style:list-style-name="L1">
      <style:paragraph-properties fo:margin-top="0cm" fo:margin-bottom="0.208cm" loext:contextual-spacing="false" fo:line-height="100%"/>
    </style:style>
    <style:style style:name="P47" style:family="paragraph" style:parent-style-name="Text_20_body" style:list-style-name="L1">
      <style:paragraph-properties fo:line-height="100%" fo:break-before="page"/>
    </style:style>
    <style:style style:name="P48" style:family="paragraph" style:parent-style-name="Standard" style:list-style-name="L1">
      <style:text-properties officeooo:paragraph-rsid="00407014"/>
    </style:style>
    <style:style style:name="P49" style:family="paragraph" style:parent-style-name="Standard" style:list-style-name="L1">
      <style:text-properties officeooo:rsid="002a47cd" officeooo:paragraph-rsid="00407014"/>
    </style:style>
    <style:style style:name="T1" style:family="text">
      <style:text-properties fo:font-size="8pt" style:text-underline-style="none" style:font-size-asian="8pt" style:font-size-complex="8pt"/>
    </style:style>
    <style:style style:name="T2" style:family="text">
      <style:text-properties fo:font-size="8pt" style:text-underline-style="none" officeooo:rsid="0036e8ce" style:font-size-asian="8pt" style:font-size-complex="8pt"/>
    </style:style>
    <style:style style:name="T3" style:family="text">
      <style:text-properties fo:font-size="8pt" style:text-underline-style="none" officeooo:rsid="001b9e9b" style:font-size-asian="8pt" style:font-size-complex="8pt"/>
    </style:style>
    <style:style style:name="T4" style:family="text">
      <style:text-properties fo:font-size="8pt" style:text-underline-style="solid" style:text-underline-width="auto" style:text-underline-color="font-color" style:font-size-asian="8pt" style:font-size-complex="8pt"/>
    </style:style>
    <style:style style:name="T5" style:family="text">
      <style:text-properties fo:font-size="8pt" style:text-underline-style="solid" style:text-underline-width="auto" style:text-underline-color="font-color" officeooo:rsid="0036e8ce" style:font-size-asian="8pt" style:font-size-complex="8pt"/>
    </style:style>
    <style:style style:name="T6" style:family="text">
      <style:text-properties fo:font-size="8pt" style:text-underline-style="solid" style:text-underline-width="auto" style:text-underline-color="font-color" officeooo:rsid="001b9e9b" style:font-size-asian="8pt" style:font-size-complex="8pt"/>
    </style:style>
    <style:style style:name="T7" style:family="text">
      <style:text-properties fo:font-size="8pt" fo:font-style="normal" fo:font-weight="normal" officeooo:rsid="0031742f" style:font-size-asian="8pt" style:font-style-asian="normal" style:font-weight-asian="normal" style:font-size-complex="8pt" style:font-style-complex="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925f2" style:font-weight-asian="bold" style:font-weight-complex="bold"/>
    </style:style>
    <style:style style:name="T11" style:family="text">
      <style:text-properties fo:font-weight="bold" officeooo:rsid="001ab760" style:font-weight-asian="bold" style:font-weight-complex="bold"/>
    </style:style>
    <style:style style:name="T12" style:family="text">
      <style:text-properties fo:font-weight="bold" officeooo:rsid="001993bc" style:font-weight-asian="bold" style:font-weight-complex="bold"/>
    </style:style>
    <style:style style:name="T13" style:family="text">
      <style:text-properties fo:font-weight="bold" officeooo:rsid="001b6c1e" style:font-weight-asian="bold" style:font-weight-complex="bold"/>
    </style:style>
    <style:style style:name="T14" style:family="text">
      <style:text-properties fo:font-weight="bold" officeooo:rsid="001cb9b2" style:font-weight-asian="bold" style:font-weight-complex="bold"/>
    </style:style>
    <style:style style:name="T15" style:family="text">
      <style:text-properties fo:font-weight="bold" officeooo:rsid="001ef489" style:font-weight-asian="bold" style:font-weight-complex="bold"/>
    </style:style>
    <style:style style:name="T16" style:family="text">
      <style:text-properties fo:font-weight="bold" officeooo:rsid="0028bb45" style:font-weight-asian="bold" style:font-weight-complex="bold"/>
    </style:style>
    <style:style style:name="T17" style:family="text">
      <style:text-properties fo:font-weight="bold" officeooo:rsid="002a47cd" style:font-weight-asian="bold" style:font-weight-complex="bold"/>
    </style:style>
    <style:style style:name="T18" style:family="text">
      <style:text-properties fo:font-weight="bold" officeooo:rsid="002b656f" style:font-weight-asian="bold" style:font-weight-complex="bold"/>
    </style:style>
    <style:style style:name="T19" style:family="text">
      <style:text-properties fo:font-weight="bold" officeooo:rsid="002dbe93" style:font-weight-asian="bold" style:font-weight-complex="bold"/>
    </style:style>
    <style:style style:name="T20" style:family="text">
      <style:text-properties fo:font-weight="bold" officeooo:rsid="0030adb4" style:font-weight-asian="bold" style:font-weight-complex="bold"/>
    </style:style>
    <style:style style:name="T21" style:family="text">
      <style:text-properties fo:font-weight="bold" officeooo:rsid="0033053b" style:font-weight-asian="bold" style:font-weight-complex="bold"/>
    </style:style>
    <style:style style:name="T22" style:family="text">
      <style:text-properties fo:font-weight="bold" officeooo:rsid="00407014" style:font-weight-asian="bold" style:font-weight-complex="bold"/>
    </style:style>
    <style:style style:name="T23" style:family="text">
      <style:text-properties fo:font-weight="bold" officeooo:rsid="001b6c1e"/>
    </style:style>
    <style:style style:name="T24" style:family="text">
      <style:text-properties officeooo:rsid="001925f2"/>
    </style:style>
    <style:style style:name="T25" style:family="text">
      <style:text-properties officeooo:rsid="001993bc"/>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1ab760" style:font-weight-asian="bold" style:font-weight-complex="bold"/>
    </style:style>
    <style:style style:name="T28" style:family="text">
      <style:text-properties style:text-underline-style="none" fo:font-weight="bold" officeooo:rsid="001af900" style:font-weight-asian="bold" style:font-weight-complex="bold"/>
    </style:style>
    <style:style style:name="T29" style:family="text">
      <style:text-properties style:text-underline-style="none" fo:font-weight="bold" officeooo:rsid="0028bb45" style:font-weight-asian="bold" style:font-weight-complex="bold"/>
    </style:style>
    <style:style style:name="T30" style:family="text">
      <style:text-properties style:text-underline-style="none" fo:font-weight="bold" officeooo:rsid="002d2d0f" style:font-weight-asian="bold" style:font-weight-complex="bold"/>
    </style:style>
    <style:style style:name="T31" style:family="text">
      <style:text-properties style:text-underline-style="none" fo:font-weight="bold" officeooo:rsid="001925f2" style:font-weight-asian="bold" style:font-weight-complex="bold"/>
    </style:style>
    <style:style style:name="T32" style:family="text">
      <style:text-properties style:text-underline-style="none" fo:font-weight="bold" officeooo:rsid="0030adb4" style:font-weight-asian="bold" style:font-weight-complex="bold"/>
    </style:style>
    <style:style style:name="T33" style:family="text">
      <style:text-properties style:text-underline-style="none" fo:font-weight="bold" officeooo:rsid="002313a4" style:font-weight-asian="bold" style:font-weight-complex="bold"/>
    </style:style>
    <style:style style:name="T34" style:family="text">
      <style:text-properties style:text-underline-style="none" fo:font-weight="bold" officeooo:rsid="00246a75" style:font-weight-asian="bold" style:font-weight-complex="bold"/>
    </style:style>
    <style:style style:name="T35" style:family="text">
      <style:text-properties style:text-underline-style="none" fo:font-weight="bold" officeooo:rsid="0033053b" style:font-weight-asian="bold" style:font-weight-complex="bold"/>
    </style:style>
    <style:style style:name="T36" style:family="text">
      <style:text-properties style:text-underline-style="none" officeooo:rsid="002313a4"/>
    </style:style>
    <style:style style:name="T37" style:family="text">
      <style:text-properties style:text-underline-style="none" officeooo:rsid="00246a75"/>
    </style:style>
    <style:style style:name="T38" style:family="text">
      <style:text-properties style:text-underline-style="none" officeooo:rsid="0033053b"/>
    </style:style>
    <style:style style:name="T39" style:family="text">
      <style:text-properties style:text-underline-style="none" officeooo:rsid="00407014"/>
    </style:style>
    <style:style style:name="T40" style:family="text">
      <style:text-properties style:text-underline-style="none" style:font-weight-asian="normal" style:font-weight-complex="normal"/>
    </style:style>
    <style:style style:name="T41" style:family="text">
      <style:text-properties style:text-underline-style="none" officeooo:rsid="00518a9f" style:font-weight-asian="normal"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01cb9b2" style:font-weight-asian="normal" style:font-weight-complex="normal"/>
    </style:style>
    <style:style style:name="T44" style:family="text">
      <style:text-properties fo:font-weight="normal" officeooo:rsid="002b656f" style:font-weight-asian="normal" style:font-weight-complex="normal"/>
    </style:style>
    <style:style style:name="T45" style:family="text">
      <style:text-properties officeooo:rsid="001b6c1e"/>
    </style:style>
    <style:style style:name="T46" style:family="text">
      <style:text-properties officeooo:rsid="001cb9b2"/>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text-underline-style="none" fo:font-weight="normal" officeooo:rsid="002b656f" style:font-style-asian="normal" style:font-weight-asian="normal" style:font-style-complex="normal" style:font-weight-complex="normal"/>
    </style:style>
    <style:style style:name="T49" style:family="text">
      <style:text-properties fo:font-style="normal" style:text-underline-style="none" fo:font-weight="normal" officeooo:rsid="004bfa76" style:font-style-asian="normal" style:font-weight-asian="normal" style:font-style-complex="normal" style:font-weight-complex="normal"/>
    </style:style>
    <style:style style:name="T50" style:family="text">
      <style:text-properties fo:font-style="normal" style:text-underline-style="none" fo:font-weight="normal" officeooo:rsid="00461dbe" style:font-style-asian="normal" style:font-weight-asian="normal" style:font-style-complex="normal" style:font-weight-complex="normal"/>
    </style:style>
    <style:style style:name="T51" style:family="text">
      <style:text-properties fo:font-style="normal" style:text-underline-style="none" fo:font-weight="normal" officeooo:rsid="0046f5c7" style:font-style-asian="normal" style:font-weight-asian="normal" style:font-style-complex="normal" style:font-weight-complex="normal"/>
    </style:style>
    <style:style style:name="T52" style:family="text">
      <style:text-properties fo:font-style="normal" style:text-underline-style="none" fo:font-weight="normal" officeooo:rsid="0047559b" style:font-style-asian="normal" style:font-weight-asian="normal" style:font-style-complex="normal" style:font-weight-complex="normal"/>
    </style:style>
    <style:style style:name="T53" style:family="text">
      <style:text-properties fo:font-style="normal" style:text-underline-style="none" fo:font-weight="normal" officeooo:rsid="00518a9f" style:font-style-asian="normal" style:font-weight-asian="normal" style:font-style-complex="normal" style:font-weight-complex="normal"/>
    </style:style>
    <style:style style:name="T54" style:family="text">
      <style:text-properties fo:font-style="normal" style:text-underline-style="none" fo:font-weight="bold" style:font-style-asian="normal" style:font-weight-asian="bold" style:font-style-complex="normal" style:font-weight-complex="bold"/>
    </style:style>
    <style:style style:name="T55" style:family="text">
      <style:text-properties fo:font-style="normal" style:text-underline-style="none" fo:font-weight="bold" officeooo:rsid="002b656f" style:font-style-asian="normal" style:font-weight-asian="bold" style:font-style-complex="normal" style:font-weight-complex="bold"/>
    </style:style>
    <style:style style:name="T56" style:family="text">
      <style:text-properties fo:font-style="normal" style:text-underline-style="none" fo:font-weight="bold" officeooo:rsid="00461dbe"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bold" officeooo:rsid="0031742f" style:font-style-asian="normal" style:font-weight-asian="bold" style:font-style-complex="normal" style:font-weight-complex="bol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b656f" style:font-style-asian="normal" style:font-weight-asian="normal" style:font-style-complex="normal" style:font-weight-complex="normal"/>
    </style:style>
    <style:style style:name="T61" style:family="text">
      <style:text-properties fo:font-style="normal" fo:font-weight="normal" officeooo:rsid="0031742f"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officeooo:rsid="002b656f" style:font-style-asian="normal" style:font-weight-asian="bold" style:font-style-complex="normal" style:font-weight-complex="bold"/>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solid" style:text-underline-width="auto" style:text-underline-color="font-color" fo:font-weight="bold" officeooo:rsid="001b2680" style:font-weight-asian="bold" style:font-weight-complex="bold"/>
    </style:style>
    <style:style style:name="T67" style:family="text">
      <style:text-properties style:text-underline-style="solid" style:text-underline-width="auto" style:text-underline-color="font-color" fo:font-weight="bold" officeooo:rsid="001e1932" style:font-weight-asian="bold" style:font-weight-complex="bold"/>
    </style:style>
    <style:style style:name="T68" style:family="text">
      <style:text-properties style:text-underline-style="solid" style:text-underline-width="auto" style:text-underline-color="font-color" fo:font-weight="bold" officeooo:rsid="001ebc27" style:font-weight-asian="bold" style:font-weight-complex="bold"/>
    </style:style>
    <style:style style:name="T69" style:family="text">
      <style:text-properties style:text-underline-style="solid" style:text-underline-width="auto" style:text-underline-color="font-color" fo:font-weight="bold" officeooo:rsid="002a47cd" style:font-weight-asian="bold" style:font-weight-complex="bold"/>
    </style:style>
    <style:style style:name="T70" style:family="text">
      <style:text-properties officeooo:rsid="001ebc27"/>
    </style:style>
    <style:style style:name="T71" style:family="text">
      <style:text-properties fo:font-style="italic"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officeooo:rsid="0028bb45"/>
    </style:style>
    <style:style style:name="T74" style:family="text">
      <style:text-properties officeooo:rsid="002b656f"/>
    </style:style>
    <style:style style:name="T75" style:family="text">
      <style:text-properties officeooo:rsid="002313a4"/>
    </style:style>
    <style:style style:name="T76" style:family="text">
      <style:text-properties officeooo:rsid="0031742f"/>
    </style:style>
    <style:style style:name="T77" style:family="text">
      <style:text-properties officeooo:rsid="0033053b"/>
    </style:style>
    <style:style style:name="T78" style:family="text">
      <style:text-properties officeooo:rsid="0038aa58"/>
    </style:style>
    <style:style style:name="T79" style:family="text">
      <style:text-properties officeooo:rsid="003d8857"/>
    </style:style>
    <style:style style:name="T80" style:family="text">
      <style:text-properties officeooo:rsid="003e6eb1"/>
    </style:style>
    <style:style style:name="T81" style:family="text">
      <style:text-properties officeooo:rsid="00407014"/>
    </style:style>
    <style:style style:name="T82" style:family="text">
      <style:text-properties officeooo:rsid="004a07a2"/>
    </style:style>
    <style:style style:name="T83" style:family="text">
      <style:text-properties fo:font-size="6pt" fo:font-style="normal" fo:font-weight="normal" officeooo:rsid="0031742f" style:font-size-asian="6pt" style:font-style-asian="normal" style:font-weight-asian="normal" style:font-size-complex="6pt" style:font-style-complex="normal" style:font-weight-complex="normal"/>
    </style:style>
    <style:style style:name="T84" style:family="text">
      <style:text-properties fo:font-size="7pt" fo:font-style="normal" fo:font-weight="normal" officeooo:rsid="0031742f" style:font-size-asian="7pt" style:font-style-asian="normal" style:font-weight-asian="normal" style:font-size-complex="7pt" style:font-style-complex="normal" style:font-weight-complex="normal"/>
    </style:style>
    <style:style style:name="T85" style:family="text">
      <style:text-properties fo:font-size="10pt" fo:font-style="normal" fo:font-weight="normal" officeooo:rsid="0031742f" style:font-size-asian="10pt" style:font-style-asian="normal" style:font-weight-asian="normal" style:font-size-complex="10pt" style:font-style-complex="normal" style:font-weight-complex="normal"/>
    </style:style>
    <style:style style:name="T86" style:family="text">
      <style:text-properties officeooo:rsid="004b70d4"/>
    </style:style>
    <style:style style:name="T87" style:family="text">
      <style:text-properties officeooo:rsid="004c91b4"/>
    </style:style>
    <style:style style:name="T88" style:family="text">
      <style:text-properties officeooo:rsid="004cad3f"/>
    </style:style>
    <style:style style:name="T89" style:family="text">
      <style:text-properties officeooo:rsid="00518a9f"/>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jercicios de <text:span text:style-name="T76">S</text:span>hell <text:span text:style-name="T76">S</text:span>cript <text:span text:style-name="T80">y AWK</text:span></text:p>
      <text:p text:style-name="P3">01 - Básicos</text:p>
      <text:list xml:id="list1072818801" text:style-name="L1">
        <text:list-item>
          <text:p text:style-name="P16">Realizar un script llamado '<text:span text:style-name="T9">01-hola-mundo.sh</text:span>' que muestre por pantalla "Hola mundo!".</text:p>
        </text:list-item>
        <text:list-item>
          <text:p text:style-name="P16">Ídem pero que en vez de "mundo" muestre los parámetros introducidos ('<text:span text:style-name="T9">02-hola-parametros.sh</text:span>').</text:p>
        </text:list-item>
        <text:list-item>
          <text:p text:style-name="P16">Ídem y que además verifique que al menos hayamos introducido un parámetro ('<text:span text:style-name="T9">03-hola-al-menos-1-parametro.sh</text:span>').</text:p>
        </text:list-item>
        <text:list-item>
          <text:p text:style-name="P16">Ídem y que además separe cada argumento por ", " ('<text:span text:style-name="T9">04-hola-parametros-separados.sh</text:span>').</text:p>
        </text:list-item>
        <text:list-item>
          <text:p text:style-name="P16">Ídem y que además en caso de error muestra una ayuda ('<text:span text:style-name="T9">05-hola-con-ayuda.sh</text:span>').</text:p>
        </text:list-item>
        <text:list-item>
          <text:p text:style-name="P16">Ídem y que además verifique que sean usuarios conectados al sistema ('<text:span text:style-name="T9">06-hola-usuario.sh</text:span>').</text:p>
        </text:list-item>
        <text:list-item>
          <text:p text:style-name="P16">Realizar un script llamado '<text:span text:style-name="T9">usuarioconectado</text:span>' que retorna un SI si el primer parámetro coincide con algún usuario conectado o NO en caso contrario.</text:p>
        </text:list-item>
        <text:list-item>
          <text:p text:style-name="P16">Modificar el fichero '<text:span text:style-name="T9">.bashrc</text:span>' para modificar el PATH y añadir la carpeta de estos ejercicios. Para ello añade la siguiente linea: <text:span text:style-name="T9">export PATH=$PATH":~/ruta_carpeta_ejercicios"</text:span></text:p>
        </text:list-item>
        <text:list-item>
          <text:p text:style-name="P16">Modificar el script '<text:span text:style-name="T9">06-hola-usuario.sh</text:span>' para que llame a 'usuarioconectado' ('<text:span text:style-name="T9">09-hola-usuario.sh</text:span>'). </text:p>
        </text:list-item>
        <text:list-item>
          <text:p text:style-name="P16">Realizar un script llamado '<text:span text:style-name="T9">usuariosistema</text:span>' que retorna un SI si el primer parámetro coincide con algún usuario del sistema o NO en caso contrario.</text:p>
        </text:list-item>
        <text:list-item>
          <text:p text:style-name="P17">Modificar el script '<text:span text:style-name="T9">0</text:span><text:span text:style-name="T16">9</text:span><text:span text:style-name="T9">-hola-usuario.sh</text:span>' para que llame a 'usuario<text:span text:style-name="T73">sistema</text:span>' ('<text:span text:style-name="T29">1</text:span><text:span text:style-name="T30">1</text:span><text:span text:style-name="T26">-</text:span><text:span text:style-name="T9">hola-usuario.sh</text:span>').</text:p>
        </text:list-item>
      </text:list>
      <text:p text:style-name="P4">02 – Calculadora</text:p>
      <text:list xml:id="list203149132963821" text:continue-numbering="true" text:style-name="L1">
        <text:list-item>
          <text:p text:style-name="P34">Realizar a mano un fichero '<text:span text:style-name="T9">notas.csv</text:span>' con los siguientes datos:</text:p>
          <text:p text:style-name="P48">Pepito <text:s text:c="5"/>3.1 <text:s text:c="2"/>4.4 <text:s text:c="2"/>5.7 </text:p>
          <text:p text:style-name="P48">Fulanito <text:s text:c="3"/>4.2 <text:s text:c="2"/>6.5 <text:s text:c="2"/>8.8 </text:p>
          <text:p text:style-name="P48">Menganito <text:s text:c="2"/>5.3 <text:s text:c="2"/>5.6 <text:s text:c="2"/>5.0</text:p>
          <text:p text:style-name="P48"/>
        </text:list-item>
        <text:list-item>
          <text:p text:style-name="P35">Realizar un fichero '<text:span text:style-name="T17">notas</text:span><text:span text:style-name="T9">.awk</text:span>' y su correspondiente interfaz '<text:span text:style-name="T69">notas</text:span><text:span text:style-name="T65">.sh</text:span>' para que al final obtengamos algo parecido a esto:</text:p>
          <text:p text:style-name="P49">+------------------------------+-------+------+ </text:p>
          <text:p text:style-name="P49">| NOMBRE <text:s text:c="5"/>EX1 <text:s text:c="2"/>EX2 <text:s text:c="2"/>EX3 <text:s/>| <text:s/>MED <text:s/>| APTO | </text:p>
          <text:p text:style-name="P49">+------------------------------+-------+------+ </text:p>
          <text:p text:style-name="P49">| Pepito <text:s text:c="5"/>3.1 <text:s text:c="2"/>4.4 <text:s text:c="2"/>5.7 <text:s/>| <text:s/>4.4 <text:s/>| <text:s/>NO <text:s/>| </text:p>
          <text:p text:style-name="P49">| Fulanito <text:s text:c="3"/>4.2 <text:s text:c="2"/>6.5 <text:s text:c="2"/>8.8 <text:s/>| <text:s/>6.5 <text:s/>| <text:s/>SI <text:s/>| </text:p>
          <text:p text:style-name="P49">| Menganito <text:s text:c="2"/>5.3 <text:s text:c="2"/>5.6 <text:s text:c="2"/>5.0 <text:s/>| <text:s/>5.3 <text:s/>| <text:s/>SI <text:s/>| </text:p>
          <text:p text:style-name="P49">+------------------------------+-------+------+ </text:p>
          <text:p text:style-name="P49">| TOTAL <text:s text:c="6"/>4.2 <text:s text:c="2"/>5.5 <text:s text:c="2"/>6.5 <text:s/>| <text:s/>5.4 <text:s/>| <text:s text:c="2"/>2 <text:s/>| </text:p>
          <text:p text:style-name="P49">+------------------------------+-------+------+ </text:p>
          <text:p text:style-name="P49"/>
        </text:list-item>
        <text:list-item>
          <text:p text:style-name="P16">Realizar un script llamado '<text:span text:style-name="T9">calc-</text:span><text:span text:style-name="T22">simple-awk</text:span><text:span text:style-name="T9">.</text:span><text:span text:style-name="T11">sh</text:span>' que realice operaciones básicas entre 2 números (suma, resta, multiplicación y división) <text:span text:style-name="T81">utilizando el comando awk</text:span>.</text:p>
        </text:list-item>
        <text:list-item>
          <text:p text:style-name="P18">Ídem <text:span text:style-name="T81">pero utilizando el comando bc </text:span>('<text:span text:style-name="T9">calc-</text:span><text:span text:style-name="T22">simple-bc</text:span><text:span text:style-name="T9">.</text:span><text:span text:style-name="T11">sh</text:span>').</text:p>
        </text:list-item>
        <text:list-item>
          <text:p text:style-name="P18"><text:soft-page-break/>Realizar un script llamado '<text:span text:style-name="T11">calc-</text:span><text:span text:style-name="T22">avanzada-awk</text:span><text:span text:style-name="T11">.sh</text:span>' que calcule el valor una expresión numérica pasada por parámetro <text:span text:style-name="T81">utilizando el comando awk</text:span>.</text:p>
        </text:list-item>
        <text:list-item>
          <text:p text:style-name="P18">Realizar un script llamado '<text:span text:style-name="T11">calc-</text:span><text:span text:style-name="T22">avanzada-bc</text:span><text:span text:style-name="T11">.sh</text:span>' que calcule el valor una expresión numérica pasada por parámetro <text:span text:style-name="T81">utilizando el comando bc</text:span>.</text:p>
        </text:list-item>
      </text:list>
      <text:p text:style-name="P8"><text:span text:style-name="T66">0</text:span><text:span text:style-name="T68">3</text:span><text:span text:style-name="T66"> - Banco</text:span></text:p>
      <text:list xml:id="list203148518909929" text:continue-numbering="true" text:style-name="L1">
        <text:list-item>
          <text:p text:style-name="P19"><text:span text:style-name="T24">R</text:span>ealizar un script llamado '<text:span text:style-name="T12">banco</text:span>' para <text:span text:style-name="T25">añadir, buscar y listar movimientos bancarios, y calcular el saldo de la cuenta</text:span>.</text:p>
        </text:list-item>
        <text:list-item>
          <text:p text:style-name="P19"><text:span text:style-name="T25">R</text:span>ealizar un script llamado '<text:span text:style-name="T12">banco</text:span><text:span text:style-name="T9">-menu</text:span><text:span text:style-name="T27">.</text:span><text:span text:style-name="T28">sh</text:span>' que sirva de interfaz del anterior.</text:p>
        </text:list-item>
      </text:list>
      <text:p text:style-name="P4">0<text:span text:style-name="T70">4</text:span> - Demonios</text:p>
      <text:list xml:id="list203149177672386" text:continue-numbering="true" text:style-name="L1">
        <text:list-item>
          <text:p text:style-name="P20">Realizar un demonio llamado '<text:span text:style-name="T9">alerta</text:span>' <text:span text:style-name="T24">que escriba la fecha cada X segundos en un log llamado '</text:span><text:span text:style-name="T31">~/</text:span><text:span text:style-name="T10">alerta.log</text:span><text:span text:style-name="T24">'.</text:span></text:p>
        </text:list-item>
        <text:list-item>
          <text:p text:style-name="P21"><text:span text:style-name="T24">Realizar las</text:span> interfaces <text:span text:style-name="T24">del demonio 'alerta' con las opciones básicas: start, stop, restart y status ('</text:span><text:span text:style-name="T10">servicio-alerta.</text:span><text:span text:style-name="T11">sh</text:span><text:span text:style-name="T24">').</text:span></text:p>
        </text:list-item>
      </text:list>
      <text:p text:style-name="P7"><text:span text:style-name="T66">05 - </text:span><text:span text:style-name="T67">Copias</text:span></text:p>
      <text:list xml:id="list203150013284803" text:continue-numbering="true" text:style-name="L1">
        <text:list-item>
          <text:p text:style-name="P22">Realizar un script llamado '<text:span text:style-name="T8">copia-total</text:span>' que empaquete y comprima el contenido de la carpeta '<text:span text:style-name="T9">~/</text:span><text:span text:style-name="T19">carpeta_a_copiar</text:span>' en un fichero llamado '<text:span text:style-name="T8">total-aaaa.mm.dd-HH.MM.SS.tar.zip</text:span>' en la carpeta '<text:span text:style-name="T13">~</text:span><text:span text:style-name="T8">/copia_seguridad</text:span>'.</text:p>
        </text:list-item>
        <text:list-item>
          <text:p text:style-name="P23">Realizar un script llamado '<text:span text:style-name="T8">copia-diferencial</text:span>' que empaquete y comprima los ficheros de la carpeta '<text:span text:style-name="T9">~/</text:span><text:span text:style-name="T19">carpeta_a_copiar</text:span>' modificados desde la última <text:span text:style-name="T42">copia total</text:span> (si no existe copia total no hacer nada) en un fichero llamado '<text:span text:style-name="T8">diferencial-aaaa.mm.dd-HH.MM.SS.tar.zip</text:span>' en la carpeta '<text:span text:style-name="T13">~</text:span><text:span text:style-name="T8">/copia_seguridad</text:span>'.</text:p>
        </text:list-item>
        <text:list-item>
          <text:p text:style-name="P24">Realizar un script llamado '<text:span text:style-name="T8">copia-incremental</text:span>' que empaquete y comprima los ficheros de la carpeta '<text:span text:style-name="T9">~/</text:span><text:span text:style-name="T19">carpeta_a_copiar</text:span>' modificados desde la última <text:span text:style-name="T8">copia incremental </text:span>en un fichero llamado '<text:span text:style-name="T8">incremental-aaaa.mm.dd-HH.MM.SS.tar.zip</text:span>' en la carpeta '<text:span text:style-name="T13">~</text:span><text:span text:style-name="T8">/copia_seguridad</text:span>'.</text:p>
        </text:list-item>
        <text:list-item>
          <text:p text:style-name="P25">Modificar el fichero '<text:span text:style-name="T23">miCr</text:span><text:span text:style-name="T8">ontab</text:span>' para <text:span text:style-name="T43">que</text:span> <text:span text:style-name="T46">imprima la fecha en el fichero '</text:span><text:span text:style-name="T14">~/ultimo-crontab.txt</text:span><text:span text:style-name="T46">' </text:span>cada minuto<text:span text:style-name="T45">, y ejecutarlo con crontab</text:span>.</text:p>
        </text:list-item>
      </text:list>
      <text:p text:style-name="P5">06 - <text:span text:style-name="T74">Varios</text:span></text:p>
      <text:list xml:id="list203150350882062" text:continue-numbering="true" text:style-name="L1">
        <text:list-item>
          <text:p text:style-name="P36">Crear un script llamado '<text:span text:style-name="T9">array.sh</text:span>' que declare un array, lo rellene con datos y luego itere sobre el mismo para mostrar los datos.</text:p>
        </text:list-item>
        <text:list-item>
          <text:p text:style-name="P37"><text:span text:style-name="T75">Real</text:span><text:span text:style-name="T36">izar a mano un fichero '</text:span><text:span text:style-name="T26">roles</text:span><text:span text:style-name="T33">.csv</text:span><text:span text:style-name="T36">' con los siguientes datos:</text:span></text:p>
        </text:list-item>
      </text:list>
      <text:p text:style-name="P13">Pepito:Jefe,Sistemas</text:p>
      <text:p text:style-name="P13">Fulanito:Jefe,Desarrollo</text:p>
      <text:p text:style-name="P13">Menganito:Operario,Sistemas,Desarrollo</text:p>
      <text:p text:style-name="P13">Joselito:Jefecillo,Sistemas,Desarrollo</text:p>
      <text:p text:style-name="P14"/>
      <text:list xml:id="list203148794499267" text:continue-numbering="true" text:style-name="L1">
        <text:list-item>
          <text:p text:style-name="P38">Realizar <text:span text:style-name="T77">un script</text:span> '<text:span text:style-name="T20">roles-</text:span><text:span text:style-name="T21">sin</text:span><text:span text:style-name="T20">-awk</text:span><text:span text:style-name="T9">.sh</text:span>', <text:span text:style-name="T78">que, sin utilizar awk, </text:span>al final obtengamos algo parecido a esto <text:span text:style-name="T79">(tanto roles como personas están ordenados alfabéticamente</text:span>:</text:p>
        </text:list-item>
      </text:list>
      <text:p text:style-name="P15">Desarrollo -&gt; Fulanito Joselito Menganito </text:p>
      <text:p text:style-name="P15">Jefe -&gt; Fulanito Pepito </text:p>
      <text:p text:style-name="P15">Jefecillo -&gt; Joselito </text:p>
      <text:p text:style-name="P15">Operario -&gt; Menganito </text:p>
      <text:p text:style-name="P15">Sistemas -&gt; Joselito Menganito Pepito </text:p>
      <text:p text:style-name="P12"/>
      <text:list xml:id="list203149850093753" text:continue-numbering="true" text:style-name="L1">
        <text:list-item>
          <text:p text:style-name="P26"><text:soft-page-break/><text:span text:style-name="T37">Realizar un fichero '</text:span><text:span text:style-name="T32">roles</text:span><text:span text:style-name="T34">.awk</text:span><text:span text:style-name="T37">' y su correspondiente interfaz '</text:span><text:span text:style-name="T32">roles-</text:span><text:span text:style-name="T35">con</text:span><text:span text:style-name="T32">-awk</text:span><text:span text:style-name="T34">.sh</text:span><text:span text:style-name="T37">' para que al final obtengamos </text:span><text:span text:style-name="T38">lo mismo que el ejercicio anterior </text:span><text:span text:style-name="T39">usando awk</text:span><text:span text:style-name="T38">.</text:span></text:p>
        </text:list-item>
        <text:list-item>
          <text:p text:style-name="P25"><text:span text:style-name="T42">Realizar un script llamado </text:span><text:span text:style-name="T44">'</text:span><text:span text:style-name="T9">ordena</text:span><text:span text:style-name="T18">'</text:span><text:span text:style-name="T42"> que </text:span><text:span text:style-name="Emphasis"><text:span text:style-name="T59">liste el contenido del directorio actual ordenado por tamaño del archivo de menor a mayor. El listado sólo mostrará el nombre de los archivos y el número de línea correspondiente. En el caso de que se introduzca algún parámetro se mostrará el siguiente mensaje de error: “</text:span></text:span><text:span text:style-name="Emphasis"><text:span text:style-name="T57">No se permiten parámetros.</text:span></text:span><text:span text:style-name="Emphasis"><text:span text:style-name="T59">” y retornará un código de retorno igual a 1.</text:span></text:span></text:p>
        </text:list-item>
        <text:list-item>
          <text:p text:style-name="P25"><text:span text:style-name="Emphasis"><text:span text:style-name="T59">Realizar un script llamado </text:span></text:span><text:span text:style-name="Emphasis"><text:span text:style-name="T60">'</text:span></text:span><text:span text:style-name="Emphasis"><text:span text:style-name="T62">jaula</text:span></text:span><text:span text:style-name="Emphasis"><text:span text:style-name="T63">'</text:span></text:span><text:span text:style-name="Emphasis"><text:span text:style-name="T59"> que cree, sólo si no existe, el directorio </text:span></text:span><text:span text:style-name="Emphasis"><text:span text:style-name="T62">. jaula</text:span></text:span><text:span text:style-name="Emphasis"><text:span text:style-name="T59"> en la $HOME del usuario y mueva los ficheros pasados por parámetro a dicho directorio. En el caso de que no se le pase ningún <text:s/>parámetro se mostrará el siguiente mensaje de error: “</text:span></text:span><text:span text:style-name="Emphasis"><text:span text:style-name="T57">Hay que introducir al menos un parámetro.</text:span></text:span><text:span text:style-name="Emphasis"><text:span text:style-name="T59">” y retornará un código de retorno igual a 1. En el caso de que algún fichero introducido por parámetro no exista se mostrará el siguiente mensaje de error: “</text:span></text:span><text:span text:style-name="Emphasis"><text:span text:style-name="T57">El fichero '$FICHERO' no existe.</text:span></text:span><text:span text:style-name="Emphasis"><text:span text:style-name="T59">” y retornará un código de retorno igual a 2. Si el fichero </text:span></text:span><text:span text:style-name="Emphasis"><text:span text:style-name="T62">. jaula </text:span></text:span><text:span text:style-name="Emphasis"><text:span text:style-name="T59">existe en la $HOME del usuario pero no es un directorio mostrará el siguiente mensaje de error: “</text:span></text:span><text:span text:style-name="Emphasis"><text:span text:style-name="T57">El fichero '$HOME/.jaula' no es un directorio.</text:span></text:span><text:span text:style-name="Emphasis"><text:span text:style-name="T59">” y retornará un código de retorno igual a 3.</text:span></text:span></text:p>
        </text:list-item>
        <text:list-item>
          <text:p text:style-name="P25"><text:span text:style-name="Emphasis"><text:span text:style-name="T47">Realizar un script llamado </text:span></text:span><text:span text:style-name="Emphasis"><text:span text:style-name="T48">'</text:span></text:span><text:span text:style-name="Emphasis"><text:span text:style-name="T54">calendario</text:span></text:span><text:span text:style-name="Emphasis"><text:span text:style-name="T55">'</text:span></text:span><text:span text:style-name="Emphasis"><text:span text:style-name="T47"> al que si pasamos el parámetro </text:span></text:span><text:span text:style-name="Emphasis"><text:span text:style-name="T54">-c</text:span></text:span><text:span text:style-name="Emphasis"><text:span text:style-name="T47"> o el parámetro </text:span></text:span><text:span text:style-name="Emphasis"><text:span text:style-name="T54">--corta </text:span></text:span><text:span text:style-name="Emphasis"><text:span text:style-name="T47">mostrará la fecha de hoy con el formato “</text:span></text:span><text:span text:style-name="Emphasis"><text:span text:style-name="T57">$DIA/$MES/$AÑO</text:span></text:span><text:span text:style-name="Emphasis"><text:span text:style-name="T47">” y si le pasamos el parámetro </text:span></text:span><text:span text:style-name="Emphasis"><text:span text:style-name="T54">-l</text:span></text:span><text:span text:style-name="Emphasis"><text:span text:style-name="T47"> o </text:span></text:span><text:span text:style-name="Emphasis"><text:span text:style-name="T54">--larga </text:span></text:span><text:span text:style-name="Emphasis"><text:span text:style-name="T47">mostrará la fecha de hoy con el formato “</text:span></text:span><text:span text:style-name="Emphasis"><text:span text:style-name="T57">Hoy es el día '$DIA' del mes '$MES' del año '$AÑO'.</text:span></text:span><text:span text:style-name="Emphasis"><text:span text:style-name="T47">”. En el caso de que no se introduzca ningún parámetro se mostrará el calendario del mes actual. En el caso de que el número de parámetros introducidos sea distinto de 1 se mostrará el siguiente mensaje de error: “Sólo se admite un parámetro.” y retornará un código de retorno igual a 1. Si pasamos otra cosa que no sea </text:span></text:span><text:span text:style-name="Emphasis"><text:span text:style-name="T54">-c</text:span></text:span><text:span text:style-name="Emphasis"><text:span text:style-name="T47">, </text:span></text:span><text:span text:style-name="Emphasis"><text:span text:style-name="T54">--corta, -l </text:span></text:span><text:span text:style-name="Emphasis"><text:span text:style-name="T47">o</text:span></text:span><text:span text:style-name="Emphasis"><text:span text:style-name="T54"> --larga</text:span></text:span><text:span text:style-name="Emphasis"><text:span text:style-name="T47"> mostrará el siguiente mensaje de error: “</text:span></text:span><text:span text:style-name="Emphasis"><text:span text:style-name="T57">Opción incorrecta.</text:span></text:span><text:span text:style-name="Emphasis"><text:span text:style-name="T47">” y retornará un código de retorno igual a 2.</text:span></text:span></text:p>
        </text:list-item>
        <text:list-item>
          <text:p text:style-name="P27"><text:span text:style-name="Emphasis"><text:span text:style-name="T47">Realizar un script llamado </text:span></text:span><text:span text:style-name="Emphasis"><text:span text:style-name="T48">'</text:span></text:span><text:span text:style-name="Emphasis"><text:span text:style-name="T54">elevado</text:span></text:span><text:span text:style-name="Emphasis"><text:span text:style-name="T55">'</text:span></text:span><text:span text:style-name="Emphasis"><text:span text:style-name="T47"> que calcule “a^b”, osea “a elevado a b”, donde “a” será el primer parámetro y “b” el segundo parámetro. En el caso de que el número de parámetros introducidos sea menor que 2 se mostrará el siguiente mensaje de error: “</text:span></text:span><text:span text:style-name="Emphasis"><text:span text:style-name="T57">Para ejecutar este script se necesitan 2 números.</text:span></text:span><text:span text:style-name="Emphasis"><text:span text:style-name="T47">” y retornará un código de retorno igual a 2.</text:span></text:span></text:p>
          <text:list>
            <text:list-header>
              <text:p text:style-name="P27"><text:span text:style-name="Emphasis"><text:span text:style-name="T49">Nota: se deberá realizar con una iteración.</text:span></text:span></text:p>
            </text:list-header>
          </text:list>
        </text:list-item>
        <text:list-item>
          <text:p text:style-name="P33"><text:span text:style-name="Emphasis"><text:span text:style-name="T53">(Oposiciones </text:span></text:span><text:span text:style-name="Emphasis"><text:span text:style-name="T53">Madrid 2018 INF</text:span></text:span><text:span text:style-name="Emphasis"><text:span text:style-name="T53">) </text:span></text:span><text:span text:style-name="Emphasis"><text:span text:style-name="T47">Realizar</text:span></text:span> un script llamado <text:span text:style-name="Emphasis"><text:span text:style-name="T48">'</text:span></text:span><text:span text:style-name="T9">primos.sh</text:span><text:span text:style-name="Emphasis"><text:span text:style-name="T48">' </text:span></text:span>que imprima un listado de los números primos en el intervalo [A, B]. A y B serán pasados como parámetros.</text:p>
          <text:list>
            <text:list-header>
              <text:p text:style-name="P39">Ejemplo de ejecución y salida generada para el intervalo [5,14]:</text:p>
              <text:p text:style-name="P46">$ ./primos.sh 5 14</text:p>
              <text:p text:style-name="P46">5</text:p>
              <text:p text:style-name="P46">7</text:p>
              <text:p text:style-name="P46">11</text:p>
              <text:p text:style-name="P46">13</text:p>
            </text:list-header>
          </text:list>
          <text:p text:style-name="P16">NOTA: Se puede comprobar si un número es primo analizando la salida de la utilidad factor incluida en el paquete GNU coreutils (que suponemos estará instalado en su sistema). Dicha utilidad factoriza números enteros. </text:p>
          <text:list text:continue-numbering="true">
            <text:list-header>
              <text:p text:style-name="P39"/>
              <text:p text:style-name="P47">Ejemplo de uso y salida generada de la llamada a la utilidad factor:</text:p>
              <text:p text:style-name="P39">$ factor 2018</text:p>
              <text:p text:style-name="P39">2018: 2 1009</text:p>
            </text:list-header>
          </text:list>
        </text:list-item>
        <text:list-item>
          <text:p text:style-name="P43"><text:span text:style-name="Emphasis"><text:span text:style-name="T53">(Oposiciones Madrid 2018 SAI) </text:span></text:span><text:span text:style-name="Emphasis"><text:span text:style-name="T48">Realizar un </text:span></text:span><text:span text:style-name="Emphasis"><text:span text:style-name="T50">s</text:span></text:span><text:span text:style-name="Emphasis"><text:span text:style-name="T48">cript </text:span></text:span><text:span text:style-name="Emphasis"><text:span text:style-name="T50">llamado </text:span></text:span><text:span text:style-name="Emphasis"><text:span text:style-name="T48">'</text:span></text:span><text:span text:style-name="Emphasis"><text:span text:style-name="T56">buscar</text:span></text:span><text:span text:style-name="Emphasis"><text:span text:style-name="T48">' que simule el comando find, </text:span></text:span><text:span text:style-name="Emphasis"><text:span text:style-name="T50">pero sin usar ni el comando find ni el comando ls.</text:span></text:span></text:p>
          <text:list>
            <text:list-header>
              <text:p text:style-name="P40"><text:span text:style-name="Emphasis"><text:span text:style-name="T48">Podrá recibir de uno a tres parámetros:</text:span></text:span></text:p>
              <text:p text:style-name="P40"><text:span text:style-name="Emphasis"><text:span text:style-name="T48">- En caso de ser uno, será el fichero a buscar en el directorio actual.</text:span></text:span></text:p>
              <text:p text:style-name="P40"><text:span text:style-name="Emphasis"><text:span text:style-name="T48">- En caso de ser dos, será una de las siguientes opciones:</text:span></text:span></text:p>
              <text:list>
                <text:list-header>
                  <text:p text:style-name="P40"><text:span text:style-name="Emphasis"><text:span text:style-name="T48">- o </text:span></text:span><text:span text:style-name="Emphasis"><text:span text:style-name="T51">d</text:span></text:span><text:span text:style-name="Emphasis"><text:span text:style-name="T48">irectorio (ruta completa) y fichero a buscar en ella.</text:span></text:span></text:p>
                  <text:p text:style-name="P41"><text:span text:style-name="Emphasis"><text:span text:style-name="T48">- o opci</text:span></text:span><text:span text:style-name="Emphasis"><text:span text:style-name="T51">ó</text:span></text:span><text:span text:style-name="Emphasis"><text:span text:style-name="T48">n '-s' </text:span></text:span><text:span text:style-name="Emphasis"><text:span text:style-name="T52">y </text:span></text:span><text:span text:style-name="Emphasis"><text:span text:style-name="T51">f</text:span></text:span><text:span text:style-name="Emphasis"><text:span text:style-name="T48">ichero y buscará el fichero en la ruta actual y sus subdirectorios.</text:span></text:span></text:p>
                </text:list-header>
              </text:list>
              <text:p text:style-name="P41"><text:span text:style-name="Emphasis"><text:span text:style-name="T48">- En caso de ser tres serán opci</text:span></text:span><text:span text:style-name="Emphasis"><text:span text:style-name="T51">ó</text:span></text:span><text:span text:style-name="Emphasis"><text:span text:style-name="T48">n '-s', directorio (ruta completa), fichero y buscará el fichero en la ruta y sus subdirectorios.</text:span></text:span></text:p>
              <text:p text:style-name="P40"><text:span text:style-name="Emphasis"><text:span text:style-name="T48">Ejemplos:</text:span></text:span></text:p>
              <text:list text:continue-numbering="true">
                <text:list-header>
                  <text:p text:style-name="P40"><text:span text:style-name="Emphasis"><text:span text:style-name="T51">$ </text:span></text:span><text:span text:style-name="Emphasis"><text:span text:style-name="T48">buscar fichero</text:span></text:span></text:p>
                  <text:p text:style-name="P42"><text:span text:style-name="Emphasis"><text:span text:style-name="T51">$ </text:span></text:span><text:span text:style-name="Emphasis"><text:span text:style-name="T48">buscar directorio fichero</text:span></text:span></text:p>
                  <text:p text:style-name="P41"><text:span text:style-name="Emphasis"><text:span text:style-name="T51">$ </text:span></text:span><text:span text:style-name="Emphasis"><text:span text:style-name="T48">buscar -s fichero</text:span></text:span></text:p>
                  <text:p text:style-name="P41"><text:span text:style-name="Emphasis"><text:span text:style-name="T51">$ </text:span></text:span><text:span text:style-name="Emphasis"><text:span text:style-name="T48">buscar -s directorio fichero</text:span></text:span></text:p>
                </text:list-header>
              </text:list>
            </text:list-header>
          </text:list>
          <text:p text:style-name="P40"><text:span text:style-name="Emphasis"><text:span text:style-name="T51">Nota: </text:span></text:span><text:span text:style-name="Emphasis"><text:span text:style-name="T48">Se valorará la eficiencia y </text:span></text:span><text:span text:style-name="Emphasis"><text:span text:style-name="T51">el </text:span></text:span><text:span text:style-name="Emphasis"><text:span text:style-name="T48">control de errores.</text:span></text:span></text:p>
        </text:list-item>
        <text:list-item>
          <text:p text:style-name="P16"><text:span text:style-name="T89">(Oposiciones Madrid 2016 SAI) </text:span>Tenemos un pc con una versión de Linux server sin interfaz gráfica en el que disponemos de un fichero llamado empleados.txt que contiene información de los empleados de nuestra empresa, una línea por cada empleado. Cada línea contiene información de un empleado separando cada campo por el carácter #. Los campos almacenados en cada línea son; DNI, primer apellido, segundo apellido, nombre, día nacimiento, mes nacimiento, año nacimiento, marca de fecha de nacimiento, edad, departamento al que pertenece, si tiene o no carnet de conducir, número de hijos que tiene, estado civil y sueldo.</text:p>
        </text:list-item>
      </text:list>
      <table:table table:name="Tabla1" table:style-name="Tabla1">
        <table:table-column table:style-name="Tabla1.A"/>
        <table:table-row>
          <table:table-cell table:style-name="Tabla1.A1" office:value-type="string">
            <text:p text:style-name="Table_20_Contents">DNI#APE_1#APE_2#NOM#DIA#MES#ANO#F_NAC#EDAD#DEPART#C_CONDUCIR#N_HIJOS#ESTADO_CIVIL#SUELDO</text:p>
            <text:p text:style-name="Table_20_Contents">45.302.157-T#HAANAN#MIMUN#NADIA#7#1#1990#32880#26#INFORMATICA#NO#5#DIVORCIADO#1743</text:p>
            <text:p text:style-name="Table_20_Contents">43.094.614-R#ABAD#BARRIO#FUENCISLA#9#8#1968#25059#47#SERVICIO TÉCNICO#NO#2#SOLTERO#2044</text:p>
            <text:p text:style-name="Table_20_Contents">32.843.994-V#ABAD#VÁZQUEZ#TATIANA PALOMA#10#1#1962#22656#54#INFORMATICA#SI#1#SOLTERO#2774</text:p>
            <text:p text:style-name="Table_20_Contents">13.138.768-H#ABAJO#HERNANDO#INMACULADA#26#9#1957#21089#58#RRHH#NO#5#SOLTERO#912</text:p>
            <text:p text:style-name="Table_20_Contents">71.555.763-A#ABANADES#FERNÁNDEZ#LIBERTAD#16#11#1989#32828#26#RRHH#NO#2#SOLTERO#2095</text:p>
            <text:p text:style-name="Table_20_Contents">45.293.901-R#ABDELKADER#MIMUN#KARIMA#7#11#1985#31358#30#SERVICIO TÉCNICO#NO#2#DIVORCIADO#2243</text:p>
            <text:p text:style-name="Table_20_Contents">45.283.008-X#ABDEL-LAH#MOHAMED#CANDILA#23#3#1983#30398#32#CONTABILIDAD#SI#4#SOLTERO#2026</text:p>
            <text:p text:style-name="Table_20_Contents">45.281.108-L#ABDERRAMAN#MOHAMED#LEILA#10#8#1982#30173#33#I+D#NO#2#DIVORCIADO#2520</text:p>
            <text:p text:style-name="Table_20_Contents">12.383.679-L#ABRIL#FERNÁNDEZ#ELENA#21#10#1936#13444#79#RRHH#SI#5#CASADO#2488</text:p>
            <text:p text:style-name="Table_20_Contents">71.547.481-R#ACEDO#PEREZ#ADORALINA#20#5#1959#19499#62#RRHH#SI#3#DIVORCIADO#1413</text:p>
            <text:p text:style-name="Table_20_Contents">45.282.525-X#ACOSTA#BERNABE#M. ANGELES#24#10#1035#13081#80#INVESTIGACIÓN#NO#1#VIUDO#1555</text:p>
            <text:p text:style-name="Table_20_Contents">80.159.645-E#ACOSTA#FERNÁNDEZ#MARIA#5#2#1947#17203#69#INVESTIGACIÓN#NO#1#SOLTERO#2066</text:p>
            <text:p text:style-name="Table_20_Contents">51.929.697-K#ACOSTA#GONZALEZ#M. CARMEN#7#11#1977#28436#38#I+D#SI#1#SOLTERO#3049</text:p>
            <text:p text:style-name="Table_20_Contents">06.243.735-V#ADEVA#RODRÍGUEZ#AFRICA#1#11#1936#13455#79#RRHH#NO#3#CASADO#973</text:p>
            <text:p text:style-name="Table_20_Contents">53.567.648-G#AGRO-MARTÍN#JUAREZ#LUZDIVINA#21#11#1955#20414#60#RRHH#NO#3#DIVORCIADO#2666</text:p>
            <text:p text:style-name="Table_20_Contents">12.760.394-V#AGUADO#SAN MARTÍN#JUAN CARLOS#11#7#1970#25760#45#CONTABILIDAD#SI#5#SOLTERO#2690</text:p>
            <text:p text:style-name="Table_20_Contents">46.451.841-Y#AGUAYO#FERRERAS#DAMARIS#22#10#1980#29516#35#RRHH#NO#4#VIUDO#1303</text:p>
            <text:p text:style-name="Table_20_Contents">44.097.101-Y#AGUDELO#LONDOÑO#NEILA ESLEIDI#27#3#1954#19810#61#RRHH#NO#5#SOLTERO#1778</text:p>
          </table:table-cell>
        </table:table-row>
      </table:table>
      <text:list xml:id="list203150546179737" text:continue-numbering="true" text:style-name="L1">
        <text:list-header>
          <text:p text:style-name="P16"/>
          <text:p text:style-name="P16"><text:soft-page-break/>Se pide realizar un script bash que reciba un único argumento de entrada que podrá ser “dpto” o “estadocivil”. Si no se introduce ningún argumento o el número de argumentos es mayor de uno o el único argumento es distinto de los dos valores citados, se deberá mostrar un mensaje de error por pantalla y se terminará el script.</text:p>
          <text:p text:style-name="P16">Si el primer argumento es:</text:p>
          <text:list>
            <text:list-header>
              <text:p text:style-name="P32">- <text:span text:style-name="T86">d</text:span>pto. Creará una cuenta por cada empleado que haya dentro del fichero poniendo como comentario su nombre y apellidos, el Shell que se utilizar<text:span text:style-name="T87">á</text:span> será /bin/bash, la cuenta caducará en 2017 el día y mes de su nacimiento. Su grupo principal será el departamento al que pertenece pero anteponiendo un “g” y el login será su primera letra del nombre seguido de un “.” Seguido del primer apellido seguido de un “.” Y su segundo apellido. Si tomamos de ejemplo al primer empleado se pondrá como comentario “nadia aanan mimun”, la cuenta caducará el 7/1/2017 el grupo principal será ginformatica y el login será n.aanan.mimun. Se po<text:span text:style-name="T86">n</text:span>drá a todos los empleados la clave Op0s2016</text:p>
              <text:p text:style-name="P16">- estadocivil. Creará una cuenta por cada empleado que haya dentro del fichero poniendo como comentario su nombre y apellidos, el Shell que se utilizara será /bin/bash, la cuenta caducará en 2017 el día y mes de su nacimiento. Su grupo principal será su estado civil pero anteponiendo una “g” y el login será su primera letra del nombre seguido de un “.” seguido del primer apellido seguido de un “.” y su segundo apellido. Si tomamos de ejemplo al primer empleado se pondrá como comentario “nadia aanan mimun”, la cuenta caducará el 7/1/2017 el grupo principal será gdivorciado y el login será n.aanan.mimun. Se po<text:span text:style-name="T86">n</text:span>drá a todos los empleados la clave Op0s2016 </text:p>
            </text:list-header>
          </text:list>
          <text:p text:style-name="P16">Al final del script, se mostrará un resumen donde aparezcan; número de departamentos diferentes, número de empleados creados correctamente y número de empleados que no se han podido crear.</text:p>
          <text:p text:style-name="P16">La salida tendrá el siguiente formato:</text:p>
        </text:list-header>
      </text:list>
      <table:table table:name="Tabla3" table:style-name="Tabla3">
        <table:table-column table:style-name="Tabla3.A"/>
        <table:table-row>
          <table:table-cell table:style-name="Tabla3.A1" office:value-type="string">
            <text:p text:style-name="Table_20_Contents">Número de departementos/estados: XXXX</text:p>
            <text:p text:style-name="Table_20_Contents">Número de empleados creados correctamente: XXXX</text:p>
            <text:p text:style-name="Table_20_Contents">Número de empleados no creados: XXXX</text:p>
          </table:table-cell>
        </table:table-row>
      </table:table>
      <text:list xml:id="list203150344014162" text:continue-numbering="true" text:style-name="L1">
        <text:list-header>
          <text:p text:style-name="P16"/>
          <text:p text:style-name="P16">Los errores que se produzcan al crear el usuario deberán almacenarse en el fichero llamado “log_creacion.txt”</text:p>
          <text:p text:style-name="P16">Consideraciones.</text:p>
          <text:list text:continue-numbering="true">
            <text:list-header>
              <text:p text:style-name="P16">- Todos los datos del fichero empleados.txt se convertirán a minúsculas (nombre, apellidos, estado civil, departamento, etc<text:span text:style-name="T82">)</text:span></text:p>
              <text:p text:style-name="P16">- No se permite la utilización de ficheros temporales.</text:p>
              <text:p text:style-name="P16">- Los departamentos y estado civil pueden contener espacios, de forma que se sustituirán por guión bajo _</text:p>
              <text:p text:style-name="P16">- Los nombres, primer apellido y segundo pueden contener espacios. Se deben eliminar dichos espacios.</text:p>
              <text:p text:style-name="P16">- No se debe considerar la primera línea del fichero de empleados ya que solo conti<text:span text:style-name="T86">e</text:span>ne un encabezado y no información de un empleado.</text:p>
              <text:p text:style-name="P16">- El número y nombre de departamentos y estados civiles deben obtenerse del fichero empleados.txt</text:p>
              <text:p text:style-name="P16">- <text:span text:style-name="T88">Se eliminarán acentos y eñes.</text:span></text:p>
            </text:list-header>
          </text:list>
        </text:list-header>
        <text:list-item>
          <text:p text:style-name="P30"><text:soft-page-break/>Realizar un script llamado '<text:span text:style-name="T9">citas</text:span>' en el que se puedan utilizar las siguientes opciones:</text:p>
        </text:list-item>
      </text:list>
      <text:p text:style-name="P9"><text:s/><text:span text:style-name="T71"><text:s/>-h --help <text:s text:c="2"/>Para mostrar un texto de ayuda. </text:span></text:p>
      <text:p text:style-name="P10"><text:s text:c="2"/>-a --add <text:s text:c="3"/>Para añadir una cita con HORA_INICIO, HORA_FINAL, y NOMBRE_PACIENTE. </text:p>
      <text:p text:style-name="P10"><text:s text:c="2"/>-s --search Para buscar los pacientes que contengan PATRÓN. </text:p>
      <text:p text:style-name="P10"><text:s text:c="2"/>-i --init <text:s text:c="2"/>Para buscar las citas que empiecen a HORA_INICIO. </text:p>
      <text:p text:style-name="P10"><text:s text:c="2"/>-e --end <text:s text:c="3"/>Para buscar las citas que terminen a HORA_FINAL. </text:p>
      <text:p text:style-name="P10"><text:s text:c="2"/>-n --name <text:s text:c="2"/>Para listar todas las citas ordenadas por NOMBRE_PACIENTE. </text:p>
      <text:p text:style-name="P10"><text:s text:c="2"/>-<text:span text:style-name="T70">o</text:span> --hour <text:s text:c="2"/>Para listar todas las citas ordenadas por HORA_INICIO. </text:p>
      <text:p text:style-name="P10"/>
      <text:p text:style-name="P10">- Para cada una de las opciones se comprobará que se introducen el número de parámetros correctos y con el formato correcto. </text:p>
      <text:p text:style-name="P10"/>
      <text:p text:style-name="P11">- HORA_INCIO y HORA_FINAL serán números enteros comprendidos entre 00 y 23. </text:p>
      <text:p text:style-name="P10"/>
      <text:p text:style-name="P11">- Al introducir una cita nueva se comprobará que no se solape con otra ya introducida. </text:p>
      <text:p text:style-name="P10"/>
      <text:p text:style-name="P11">- Se comprobará también que no se repita ningún nombre de paciente. </text:p>
      <text:p text:style-name="P9"/>
      <text:list xml:id="list203150505169288" text:continue-numbering="true" text:style-name="L1">
        <text:list-item>
          <text:p text:style-name="P16">Realizar un script llamado '<text:span text:style-name="T9">citas-menu.</text:span><text:span text:style-name="T15">sh</text:span>' que sea una interfaz del script 'citas' mo<text:span text:style-name="T89">s</text:span>trando un menú con las siguientes opciones: </text:p>
        </text:list-item>
      </text:list>
      <text:p text:style-name="Standard"><text:s text:c="5"/><text:span text:style-name="T59"><text:s text:c="3"/></text:span><text:span text:style-name="T72">1.Añadir cita nueva. </text:span></text:p>
      <text:p text:style-name="P2"><text:s text:c="8"/>2.Buscar por nombre del paciente. </text:p>
      <text:p text:style-name="P2"><text:s text:c="8"/>3.Buscar citas por hora inicial. </text:p>
      <text:p text:style-name="P2"><text:s text:c="8"/>4.Buscar citas por hora final. </text:p>
      <text:p text:style-name="P2"><text:s text:c="8"/>5.Listar las citas ordenadas por nombre del paciente. </text:p>
      <text:p text:style-name="P2"><text:s text:c="8"/>6.Listar las citas ordenadas por hora inicial. </text:p>
      <text:p text:style-name="Standard"><text:span text:style-name="Emphasis"><text:span text:style-name="T72"><text:s text:c="8"/>7.Salir del programa.</text:span></text:span></text:p>
      <text:p text:style-name="Standard"><text:span text:style-name="Emphasis"><text:span text:style-name="T59"/></text:span></text:p>
      <text:p text:style-name="P44"><text:span text:style-name="Emphasis"><text:span text:style-name="T58">07 - Bonus</text:span></text:span></text:p>
      <text:list xml:id="list203148723269675" text:continue-numbering="true" text:style-name="L1">
        <text:list-item>
          <text:p text:style-name="P28"><text:span text:style-name="Emphasis"><text:span text:style-name="T61">Ver y entender los scripts de </text:span></text:span><text:a xlink:type="simple" xlink:href="https://github.com/asanzdiego/markdownslides" text:style-name="Internet_20_link" text:visited-style-name="Visited_20_Internet_20_Link"><text:span text:style-name="Emphasis"><text:span text:style-name="T61">https://github.com/asanzdiego/markdownslides</text:span></text:span></text:a><text:span text:style-name="Emphasis"><text:span text:style-name="T61">, en particular:</text:span></text:span></text:p>
          <text:list>
            <text:list-item>
              <text:p text:style-name="P28"><text:a xlink:type="simple" xlink:href="https://github.com/asanzdiego/markdownslides/blob/master/build.sh" text:style-name="Internet_20_link" text:visited-style-name="Visited_20_Internet_20_Link"><text:span text:style-name="Emphasis"><text:span text:style-name="T61">https://github.com/asanzdiego/markdownslides/blob/master/build.sh</text:span></text:span></text:a></text:p>
            </text:list-item>
          </text:list>
        </text:list-item>
        <text:list-item>
          <text:p text:style-name="P28"><text:span text:style-name="Emphasis"><text:span text:style-name="T61">Ver y entender los scripts de </text:span></text:span><text:a xlink:type="simple" xlink:href="http://asanzdiego.blogspot.com.es/2014/09/el-making-of-del-mapa-de-la-evolucion-del-no2-en-Madrid-del-hack4good.html" text:style-name="Internet_20_link" text:visited-style-name="Visited_20_Internet_20_Link"><text:span text:style-name="Emphasis"><text:span text:style-name="T61">http://asanzdiego.blogspot.com.es/2014/09/el-making-of-del-mapa-de-la-evolucion-del-no2-en-Madrid-del-hack4good.html</text:span></text:span></text:a><text:span text:style-name="Emphasis"><text:span text:style-name="T61">, en </text:span></text:span><text:span text:style-name="Emphasis"><text:span text:style-name="T85">particular:</text:span></text:span></text:p>
          <text:list>
            <text:list-item>
              <text:p text:style-name="P28"><text:a xlink:type="simple" xlink:href="https://github.com/asanzdiego/mapa-evolucion-contaminacion-aire-madrid/blob/master/estaciones-madrid-toarray.sh" text:style-name="Internet_20_link" text:visited-style-name="Visited_20_Internet_20_Link"><text:span text:style-name="Emphasis"><text:span text:style-name="T85">https://github.com/asanzdiego/mapa-evolucion-contaminacion-aire-madrid/blob/master/estaciones-madrid-toarray.sh</text:span></text:span></text:a></text:p>
            </text:list-item>
            <text:list-item>
              <text:p text:style-name="P28"><text:a xlink:type="simple" xlink:href="https://github.com/asanzdiego/mapa-evolucion-contaminacion-aire-madrid/blob/master/parsea.sh" text:style-name="Internet_20_link" text:visited-style-name="Visited_20_Internet_20_Link"><text:span text:style-name="Emphasis"><text:span text:style-name="T85">https://github.com/asanzdiego/mapa-evolucion-contaminacion-aire-madrid/blob/master/parsea.sh</text:span></text:span></text:a></text:p>
            </text:list-item>
            <text:list-item>
              <text:p text:style-name="P28"><text:a xlink:type="simple" xlink:href="https://github.com/asanzdiego/mapa-evolucion-contaminacion-aire-madrid/blob/master/filtra.sh" text:style-name="Internet_20_link" text:visited-style-name="Visited_20_Internet_20_Link"><text:span text:style-name="Emphasis"><text:span text:style-name="T85">https://github.com/asanzdiego/mapa-evolucion-contaminacion-aire-madrid/blob/master/filtra.sh</text:span></text:span></text:a></text:p>
            </text:list-item>
            <text:list-item>
              <text:p text:style-name="P28"><text:a xlink:type="simple" xlink:href="https://github.com/asanzdiego/mapa-evolucion-contaminacion-aire-madrid/blob/master/categoriza-no2.sh" text:style-name="Internet_20_link" text:visited-style-name="Visited_20_Internet_20_Link"><text:span text:style-name="Emphasis"><text:span text:style-name="T85">https://github.com/asanzdiego/mapa-evolucion-contaminacion-aire-madrid/blob/master/categoriza-no2.sh</text:span></text:span></text:a></text:p>
            </text:list-item>
          </text:list>
        </text:list-item>
        <text:list-item>
          <text:p text:style-name="P29"><text:span text:style-name="Emphasis"><text:span text:style-name="T61">Ver y entender los scripts de </text:span></text:span><text:a xlink:type="simple" xlink:href="https://github.com/asanzdiego/xmlprocessor/" text:style-name="Internet_20_link" text:visited-style-name="Visited_20_Internet_20_Link"><text:span text:style-name="Emphasis"><text:span text:style-name="T61">https://github.com/asanzdiego/xmlprocessor/</text:span></text:span></text:a><text:span text:style-name="Emphasis"><text:span text:style-name="T61">, en particular:</text:span></text:span></text:p>
          <text:list>
            <text:list-item>
              <text:p text:style-name="P29"><text:a xlink:type="simple" xlink:href="https://github.com/asanzdiego/xmlprocessor/blob/master/xmlprocessor" text:style-name="Internet_20_link" text:visited-style-name="Visited_20_Internet_20_Link"><text:span text:style-name="Emphasis"><text:span text:style-name="T61">https://github.com/asanzdiego/xmlprocessor/blob/master/xmlprocessor</text:span></text:span></text:a><text:span text:style-name="Emphasis"><text:span text:style-name="T61"> </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10 Pitch" fo:font-family="'Courier 10 Pitch'" style:font-style-name="Normal" style:font-pitch="fixed"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09cm" loext:contextual-spacing="false" fo:keep-together="always" style:page-number="auto"/>
      <style:text-properties style:font-name="Courier 10 Pitch" fo:font-family="'Courier 10 Pitch'" style:font-style-name="Normal" style:font-pitch="fixed"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Lucida Sans Unicode" style:font-family-asian="'Lucida Sans Unicode'"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Comic Sans MS" fo:font-family="'Comic Sans MS'" style:font-family-generic="script" style:font-pitch="variable" fo:font-weight="bold" style:font-weight-asian="bold"/>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fo:keep-with-next="auto"/>
      <style:text-properties fo:text-transform="capitalize" fo:font-weight="bold"/>
    </style:style>
    <style:style style:name="Heading_20_2" style:display-name="Heading 2" style:family="paragraph" style:parent-style-name="Heading" style:next-style-name="Text_20_body" style:default-outline-level="2" style:class="text">
      <style:paragraph-properties fo:margin-top="0.21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2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fo:font-weight="bold"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space-before="0.635cm" text:min-label-width="0.635cm"/>
        <style:text-properties style:font-name="Comic Sans M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36d47f"/>
    </style:style>
    <style:style style:name="MT1" style:family="text">
      <style:text-properties fo:font-size="8pt" style:text-underline-style="none" officeooo:rsid="0036e8ce" style:font-size-asian="8pt" style:font-size-complex="8pt"/>
    </style:style>
    <style:style style:name="MT2" style:family="text">
      <style:text-properties fo:font-size="8pt" style:text-underline-style="solid" style:text-underline-width="auto" style:text-underline-color="font-color" officeooo:rsid="0036e8ce" style:font-size-asian="8pt" style:font-size-complex="8pt"/>
    </style:style>
    <style:style style:name="MT3" style:family="text">
      <style:text-properties fo:font-size="8pt" style:text-underline-style="solid" style:text-underline-width="auto" style:text-underline-color="font-color" style:font-size-asian="8pt" style:font-size-complex="8pt"/>
    </style:style>
    <style:style style:name="MT4" style:family="text">
      <style:text-properties fo:font-size="8pt" style:text-underline-style="none" style:font-size-asian="8pt" style:font-size-complex="8pt"/>
    </style:style>
    <style:style style:name="MT5" style:family="text">
      <style:text-properties fo:font-size="8pt" style:text-underline-style="none" officeooo:rsid="001b9e9b" style:font-size-asian="8pt" style:font-size-complex="8pt"/>
    </style:style>
    <style:style style:name="MT6" style:family="text">
      <style:text-properties fo:font-size="8pt" style:text-underline-style="solid" style:text-underline-width="auto" style:text-underline-color="font-color" officeooo:rsid="001b9e9b" style:font-size-asian="8pt" style:font-size-complex="8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span text:style-name="MT1">Autor: Adolfo Sanz De Diego (</text:span><text:a xlink:type="simple" xlink:href="http://about.me/asanzdiego" text:style-name="Internet_20_link" text:visited-style-name="Visited_20_Internet_20_Link"><text:span text:style-name="MT2">asanzdiego</text:span></text:a><text:span text:style-name="MT1"> - </text:span><text:a xlink:type="simple" xlink:href="http://www.asanzdiego.com/" office:target-frame-name="_blank" xlink:show="new" text:style-name="Internet_20_link" text:visited-style-name="Visited_20_Internet_20_Link"><text:span text:style-name="MT3">Blog</text:span></text:a><text:span text:style-name="MT4">|</text:span><text:a xlink:type="simple" xlink:href="http://github.com/asanzdiego" office:target-frame-name="_blank" xlink:show="new" text:style-name="Internet_20_link" text:visited-style-name="Visited_20_Internet_20_Link"><text:span text:style-name="MT3">GitHub</text:span></text:a><text:span text:style-name="MT4">|</text:span><text:a xlink:type="simple" xlink:href="http://www.linkedin.com/in/asanzdiego" office:target-frame-name="_blank" xlink:show="new" text:style-name="Internet_20_link" text:visited-style-name="Visited_20_Internet_20_Link"><text:span text:style-name="MT3">LinkedIn</text:span></text:a><text:span text:style-name="MT4">|</text:span><text:a xlink:type="simple" xlink:href="http://www.slideshare.net/asanzdiego/" office:target-frame-name="_blank" xlink:show="new" text:style-name="Internet_20_link" text:visited-style-name="Visited_20_Internet_20_Link"><text:span text:style-name="MT3">SlideShare</text:span></text:a><text:span text:style-name="MT4">|</text:span><text:a xlink:type="simple" xlink:href="http://twitter.com/asanzdiego" office:target-frame-name="_blank" xlink:show="new" text:style-name="Internet_20_link" text:visited-style-name="Visited_20_Internet_20_Link"><text:span text:style-name="MT3">Twitter</text:span></text:a><text:span text:style-name="MT5">) <text:s text:c="4"/>Licencia: </text:span><text:a xlink:type="simple" xlink:href="http://creativecommons.org/licenses/by-sa/3.0/es/" text:style-name="Internet_20_link" text:visited-style-name="Visited_20_Internet_20_Link"><text:span text:style-name="MT6">CC-BY-SA</text:span></text:a></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dm</meta:initial-creator>
    <meta:creation-date>2008-10-12T22:31:08</meta:creation-date>
    <dc:date>2020-05-08T20:31:48.330165358</dc:date>
    <meta:editing-cycles>97</meta:editing-cycles>
    <meta:editing-duration>P2DT2H10M57S</meta:editing-duration>
    <meta:document-statistic meta:table-count="2" meta:image-count="0" meta:object-count="0" meta:page-count="6" meta:paragraph-count="155" meta:word-count="2163" meta:character-count="15664" meta:non-whitespace-character-count="13511"/>
    <meta:user-defined meta:name="Información 1"/>
    <meta:user-defined meta:name="Información 2"/>
    <meta:user-defined meta:name="Información 3"/>
    <meta:user-defined meta:name="Información 4"/>
  </office:meta>
</office:document-meta>
</file>